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Zero (Druid)</text:p>
      <text:p text:style-name="P1"/>
      <text:list xml:id="list1740242680715282356" text:style-name="L1">
        <text:list-header>
          <text:p text:style-name="P5">Quest</text:p>
          <text:p text:style-name="P5"/>
        </text:list-header>
        <text:list-item>
          <text:p text:style-name="P6">Travel to Peculiar Manor</text:p>
        </text:list-item>
      </text:list>
      <text:p text:style-name="P2"/>
      <text:list xml:id="list40367887" text:continue-numbering="true" text:style-name="L1">
        <text:list-header>
          <text:p text:style-name="P5">Characters</text:p>
          <text:p text:style-name="P5"/>
        </text:list-header>
        <text:list-item>
          <text:p text:style-name="P6">Friends of the Rose</text:p>
        </text:list-item>
      </text:list>
      <text:p text:style-name="P2"/>
      <text:p text:style-name="P2"><text:tab/><text:span text:style-name="T3">Events</text:span></text:p>
      <text:p text:style-name="P2"/>
      <text:list xml:id="list1259143867006174710" text:style-name="L4">
        <text:list-item>
          <text:list>
            <text:list-item>
              <text:p text:style-name="P9">journey – stuff that uses spells and wild shapes</text:p>
            </text:list-item>
            <text:list-item>
              <text:p text:style-name="P9">something about noticing how people treat you different if you're an animal – for example you wouldn't travel as a horse necessarily because people might think you're wild and try to mount you – which you think is kinda f*cked up maybe? Cus you think we should have the same respect for every living thing</text:p>
            </text:list-item>
          </text:list>
        </text:list-item>
      </text:list>
      <text:p text:style-name="P2"/>
      <text:list xml:id="list5469590264946303057" text:style-name="L2">
        <text:list-item>
          <text:p text:style-name="P7">Starts to feel a bit hungry/hangry or takes a tumble - Goodberry</text:p>
        </text:list-item>
      </text:list>
      <text:p text:style-name="P3"/>
      <text:p text:style-name="P4"><text:span text:style-name="T2"><text:tab/></text:span><text:span text:style-name="T1">Encounter Creatures</text:span></text:p>
      <text:p text:style-name="P2"/>
      <text:list xml:id="list5589166422300260102" text:style-name="L3">
        <text:list-item>
          <text:p text:style-name="P8">Pirate (241)</text:p>
        </text:list-item>
        <text:list-item>
          <text:p text:style-name="P8">Bandit Captain (27)</text:p>
        </text:list-item>
        <text:list-item>
          <text:p text:style-name="P8">Bandits x 2 (27)</text:p>
        </text:list-item>
        <text:list-item>
          <text:p text:style-name="P8">Tough (30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6:40.61</meta:creation-date>
    <meta:generator>OpenOffice/4.1.15$Win32 OpenOffice.org_project/4115m2$Build-9813</meta:generator>
    <dc:date>2025-07-04T20:10:18.88</dc:date>
    <dc:creator>Paul Paroczai</dc:creator>
    <meta:editing-duration>PT17H48M7S</meta:editing-duration>
    <meta:editing-cycles>22</meta:editing-cycles>
    <meta:printed-by>Paul Paroczai</meta:printed-by>
    <meta:print-date>2025-06-25T18:53:47.79</meta:print-date>
    <meta:document-statistic meta:table-count="0" meta:image-count="0" meta:object-count="0" meta:page-count="1" meta:paragraph-count="14" meta:word-count="114" meta:character-count="597"/>
  </office:meta>
</office:document-meta>
</file>